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0.19mm" svg:height="132.28mm" svg:x="115.64mm" svg:y="44.62mm">
            <draw:object draw:notify-on-update-of-ranges="Sheet1.C5:Sheet1.C41 Sheet1.D5:Sheet1.D41 Sheet1.G2:Sheet1.G3 Sheet1.H2:Sheet1.H3 Sheet1.K2:Sheet1.K3 Sheet1.L2:Sheet1.L3 Sheet1.O2:Sheet1.O3 Sheet1.P2:Sheet1.P3 Sheet1.C2:Sheet1.C3 Sheet1.D2:Sheet1.D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SIN(RADIANS([.B2]))" office:value-type="float" office:value="0.17364817766693" calcext:value-type="float">
            <text:p>0.17364817766693</text:p>
          </table:table-cell>
          <table:table-cell table:formula="of:=COS(RADIANS([.B2]))/2" office:value-type="float" office:value="0.492403876506104" calcext:value-type="float">
            <text:p>0.49240387650610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IN(RADIANS([.F2]))" office:value-type="float" office:value="0.342020143325669" calcext:value-type="float">
            <text:p>0.342020143325669</text:p>
          </table:table-cell>
          <table:table-cell table:formula="of:=COS(RADIANS([.F2]))/2" office:value-type="float" office:value="0.469846310392954" calcext:value-type="float">
            <text:p>0.46984631039295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SIN(RADIANS([.J2]))" office:value-type="float" office:value="0.642787609686539" calcext:value-type="float">
            <text:p>0.642787609686539</text:p>
          </table:table-cell>
          <table:table-cell table:formula="of:=COS(RADIANS([.J2]))/2" office:value-type="float" office:value="0.383022221559489" calcext:value-type="float">
            <text:p>0.383022221559489</text:p>
          </table:table-cell>
          <table:table-cell/>
          <table:table-cell office:value-type="float" office:value="60" calcext:value-type="float">
            <text:p>60</text:p>
          </table:table-cell>
          <table:table-cell table:formula="of:=SIN(RADIANS([.N2]))" office:value-type="float" office:value="0.866025403784439" calcext:value-type="float">
            <text:p>0.866025403784439</text:p>
          </table:table-cell>
          <table:table-cell table:formula="of:=COS(RADIANS([.N2]))/2" office:value-type="float" office:value="0.25" calcext:value-type="float">
            <text:p>0.25</text:p>
          </table:table-cell>
        </table:table-row>
        <table:table-row table:style-name="ro1">
          <table:table-cell/>
          <table:table-cell table:formula="of:=[.B2]" office:value-type="float" office:value="10" calcext:value-type="float">
            <text:p>10</text:p>
          </table:table-cell>
          <table:table-cell table:formula="of:=[.C2]+0.1*SIN(RADIANS([.B3]))" office:value-type="float" office:value="0.191012995433623" calcext:value-type="float">
            <text:p>0.191012995433623</text:p>
          </table:table-cell>
          <table:table-cell table:formula="of:=[.D2]+0.1*COS(RADIANS([.B3]))" office:value-type="float" office:value="0.590884651807325" calcext:value-type="float">
            <text:p>0.590884651807325</text:p>
          </table:table-cell>
          <table:table-cell/>
          <table:table-cell table:formula="of:=[.F2]" office:value-type="float" office:value="20" calcext:value-type="float">
            <text:p>20</text:p>
          </table:table-cell>
          <table:table-cell table:formula="of:=[.G2]+0.1*SIN(RADIANS([.F3]))" office:value-type="float" office:value="0.376222157658236" calcext:value-type="float">
            <text:p>0.376222157658236</text:p>
          </table:table-cell>
          <table:table-cell table:formula="of:=[.H2]+0.1*COS(RADIANS([.F3]))" office:value-type="float" office:value="0.563815572471545" calcext:value-type="float">
            <text:p>0.563815572471545</text:p>
          </table:table-cell>
          <table:table-cell/>
          <table:table-cell table:formula="of:=[.J2]" office:value-type="float" office:value="40" calcext:value-type="float">
            <text:p>40</text:p>
          </table:table-cell>
          <table:table-cell table:formula="of:=[.K2]+0.1*SIN(RADIANS([.J3]))" office:value-type="float" office:value="0.707066370655193" calcext:value-type="float">
            <text:p>0.707066370655193</text:p>
          </table:table-cell>
          <table:table-cell table:formula="of:=[.L2]+0.1*COS(RADIANS([.J3]))" office:value-type="float" office:value="0.459626665871387" calcext:value-type="float">
            <text:p>0.459626665871387</text:p>
          </table:table-cell>
          <table:table-cell/>
          <table:table-cell table:formula="of:=[.N2]" office:value-type="float" office:value="60" calcext:value-type="float">
            <text:p>60</text:p>
          </table:table-cell>
          <table:table-cell table:formula="of:=[.O2]+0.1*SIN(RADIANS([.N3]))" office:value-type="float" office:value="0.952627944162882" calcext:value-type="float">
            <text:p>0.952627944162882</text:p>
          </table:table-cell>
          <table:table-cell table:formula="of:=[.P2]+0.1*COS(RADIANS([.N3]))" office:value-type="float" office:value="0.3" calcext:value-type="float">
            <text:p>0.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table:formula="of:=SIN(RADIANS([.B5]))" office:value-type="float" office:value="-1" calcext:value-type="float">
            <text:p>-1</text:p>
          </table:table-cell>
          <table:table-cell table:formula="of:=COS(RADIANS([.B5]))/2" office:value-type="float" office:value="3.06161699786838E-017" calcext:value-type="float">
            <text:p>3.06161699786838E-17</text:p>
          </table:table-cell>
          <table:table-cell table:number-columns-repeated="12"/>
        </table:table-row>
        <table:table-row table:style-name="ro1">
          <table:table-cell/>
          <table:table-cell table:formula="of:=[.B5]+5" office:value-type="float" office:value="-85" calcext:value-type="float">
            <text:p>-85</text:p>
          </table:table-cell>
          <table:table-cell table:formula="of:=SIN(RADIANS([.B6]))" office:value-type="float" office:value="-0.996194698091746" calcext:value-type="float">
            <text:p>-0.996194698091746</text:p>
          </table:table-cell>
          <table:table-cell table:formula="of:=COS(RADIANS([.B6]))/2" office:value-type="float" office:value="0.0435778713738291" calcext:value-type="float">
            <text:p>0.043577871373829</text:p>
          </table:table-cell>
          <table:table-cell table:number-columns-repeated="12"/>
        </table:table-row>
        <table:table-row table:style-name="ro1">
          <table:table-cell/>
          <table:table-cell table:formula="of:=[.B6]+5" office:value-type="float" office:value="-80" calcext:value-type="float">
            <text:p>-80</text:p>
          </table:table-cell>
          <table:table-cell table:formula="of:=SIN(RADIANS([.B7]))" office:value-type="float" office:value="-0.984807753012208" calcext:value-type="float">
            <text:p>-0.984807753012208</text:p>
          </table:table-cell>
          <table:table-cell table:formula="of:=COS(RADIANS([.B7]))/2" office:value-type="float" office:value="0.0868240888334652" calcext:value-type="float">
            <text:p>0.086824088833465</text:p>
          </table:table-cell>
          <table:table-cell table:number-columns-repeated="12"/>
        </table:table-row>
        <table:table-row table:style-name="ro1">
          <table:table-cell/>
          <table:table-cell table:formula="of:=[.B7]+5" office:value-type="float" office:value="-75" calcext:value-type="float">
            <text:p>-75</text:p>
          </table:table-cell>
          <table:table-cell table:formula="of:=SIN(RADIANS([.B8]))" office:value-type="float" office:value="-0.965925826289068" calcext:value-type="float">
            <text:p>-0.965925826289068</text:p>
          </table:table-cell>
          <table:table-cell table:formula="of:=COS(RADIANS([.B8]))/2" office:value-type="float" office:value="0.12940952255126" calcext:value-type="float">
            <text:p>0.12940952255126</text:p>
          </table:table-cell>
          <table:table-cell table:number-columns-repeated="12"/>
        </table:table-row>
        <table:table-row table:style-name="ro1">
          <table:table-cell/>
          <table:table-cell table:formula="of:=[.B8]+5" office:value-type="float" office:value="-70" calcext:value-type="float">
            <text:p>-70</text:p>
          </table:table-cell>
          <table:table-cell table:formula="of:=SIN(RADIANS([.B9]))" office:value-type="float" office:value="-0.939692620785908" calcext:value-type="float">
            <text:p>-0.939692620785908</text:p>
          </table:table-cell>
          <table:table-cell table:formula="of:=COS(RADIANS([.B9]))/2" office:value-type="float" office:value="0.171010071662834" calcext:value-type="float">
            <text:p>0.171010071662834</text:p>
          </table:table-cell>
          <table:table-cell table:number-columns-repeated="12"/>
        </table:table-row>
        <table:table-row table:style-name="ro1">
          <table:table-cell/>
          <table:table-cell table:formula="of:=[.B9]+5" office:value-type="float" office:value="-65" calcext:value-type="float">
            <text:p>-65</text:p>
          </table:table-cell>
          <table:table-cell table:formula="of:=SIN(RADIANS([.B10]))" office:value-type="float" office:value="-0.90630778703665" calcext:value-type="float">
            <text:p>-0.90630778703665</text:p>
          </table:table-cell>
          <table:table-cell table:formula="of:=COS(RADIANS([.B10]))/2" office:value-type="float" office:value="0.21130913087035" calcext:value-type="float">
            <text:p>0.21130913087035</text:p>
          </table:table-cell>
          <table:table-cell table:number-columns-repeated="12"/>
        </table:table-row>
        <table:table-row table:style-name="ro1">
          <table:table-cell/>
          <table:table-cell table:formula="of:=[.B10]+5" office:value-type="float" office:value="-60" calcext:value-type="float">
            <text:p>-60</text:p>
          </table:table-cell>
          <table:table-cell table:formula="of:=SIN(RADIANS([.B11]))" office:value-type="float" office:value="-0.866025403784439" calcext:value-type="float">
            <text:p>-0.866025403784439</text:p>
          </table:table-cell>
          <table:table-cell table:formula="of:=COS(RADIANS([.B11]))/2"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/>
          <table:table-cell table:formula="of:=[.B11]+5" office:value-type="float" office:value="-55" calcext:value-type="float">
            <text:p>-55</text:p>
          </table:table-cell>
          <table:table-cell table:formula="of:=SIN(RADIANS([.B12]))" office:value-type="float" office:value="-0.819152044288992" calcext:value-type="float">
            <text:p>-0.819152044288992</text:p>
          </table:table-cell>
          <table:table-cell table:formula="of:=COS(RADIANS([.B12]))/2" office:value-type="float" office:value="0.286788218175523" calcext:value-type="float">
            <text:p>0.286788218175523</text:p>
          </table:table-cell>
          <table:table-cell table:number-columns-repeated="12"/>
        </table:table-row>
        <table:table-row table:style-name="ro1">
          <table:table-cell/>
          <table:table-cell table:formula="of:=[.B12]+5" office:value-type="float" office:value="-50" calcext:value-type="float">
            <text:p>-50</text:p>
          </table:table-cell>
          <table:table-cell table:formula="of:=SIN(RADIANS([.B13]))" office:value-type="float" office:value="-0.766044443118978" calcext:value-type="float">
            <text:p>-0.766044443118978</text:p>
          </table:table-cell>
          <table:table-cell table:formula="of:=COS(RADIANS([.B13]))/2" office:value-type="float" office:value="0.32139380484327" calcext:value-type="float">
            <text:p>0.32139380484327</text:p>
          </table:table-cell>
          <table:table-cell table:number-columns-repeated="12"/>
        </table:table-row>
        <table:table-row table:style-name="ro1">
          <table:table-cell/>
          <table:table-cell table:formula="of:=[.B13]+5" office:value-type="float" office:value="-45" calcext:value-type="float">
            <text:p>-45</text:p>
          </table:table-cell>
          <table:table-cell table:formula="of:=SIN(RADIANS([.B14]))" office:value-type="float" office:value="-0.707106781186547" calcext:value-type="float">
            <text:p>-0.707106781186547</text:p>
          </table:table-cell>
          <table:table-cell table:formula="of:=COS(RADIANS([.B14]))/2" office:value-type="float" office:value="0.353553390593274" calcext:value-type="float">
            <text:p>0.353553390593274</text:p>
          </table:table-cell>
          <table:table-cell table:number-columns-repeated="12"/>
        </table:table-row>
        <table:table-row table:style-name="ro1">
          <table:table-cell/>
          <table:table-cell table:formula="of:=[.B14]+5" office:value-type="float" office:value="-40" calcext:value-type="float">
            <text:p>-40</text:p>
          </table:table-cell>
          <table:table-cell table:formula="of:=SIN(RADIANS([.B15]))" office:value-type="float" office:value="-0.642787609686539" calcext:value-type="float">
            <text:p>-0.642787609686539</text:p>
          </table:table-cell>
          <table:table-cell table:formula="of:=COS(RADIANS([.B15]))/2" office:value-type="float" office:value="0.383022221559489" calcext:value-type="float">
            <text:p>0.383022221559489</text:p>
          </table:table-cell>
          <table:table-cell table:number-columns-repeated="12"/>
        </table:table-row>
        <table:table-row table:style-name="ro1">
          <table:table-cell/>
          <table:table-cell table:formula="of:=[.B15]+5" office:value-type="float" office:value="-35" calcext:value-type="float">
            <text:p>-35</text:p>
          </table:table-cell>
          <table:table-cell table:formula="of:=SIN(RADIANS([.B16]))" office:value-type="float" office:value="-0.573576436351046" calcext:value-type="float">
            <text:p>-0.573576436351046</text:p>
          </table:table-cell>
          <table:table-cell table:formula="of:=COS(RADIANS([.B16]))/2" office:value-type="float" office:value="0.409576022144496" calcext:value-type="float">
            <text:p>0.409576022144496</text:p>
          </table:table-cell>
          <table:table-cell table:number-columns-repeated="12"/>
        </table:table-row>
        <table:table-row table:style-name="ro1">
          <table:table-cell/>
          <table:table-cell table:formula="of:=[.B16]+5" office:value-type="float" office:value="-30" calcext:value-type="float">
            <text:p>-30</text:p>
          </table:table-cell>
          <table:table-cell table:formula="of:=SIN(RADIANS([.B17]))" office:value-type="float" office:value="-0.5" calcext:value-type="float">
            <text:p>-0.5</text:p>
          </table:table-cell>
          <table:table-cell table:formula="of:=COS(RADIANS([.B17]))/2" office:value-type="float" office:value="0.433012701892219" calcext:value-type="float">
            <text:p>0.433012701892219</text:p>
          </table:table-cell>
          <table:table-cell table:number-columns-repeated="12"/>
        </table:table-row>
        <table:table-row table:style-name="ro1">
          <table:table-cell/>
          <table:table-cell table:formula="of:=[.B17]+5" office:value-type="float" office:value="-25" calcext:value-type="float">
            <text:p>-25</text:p>
          </table:table-cell>
          <table:table-cell table:formula="of:=SIN(RADIANS([.B18]))" office:value-type="float" office:value="-0.422618261740699" calcext:value-type="float">
            <text:p>-0.422618261740699</text:p>
          </table:table-cell>
          <table:table-cell table:formula="of:=COS(RADIANS([.B18]))/2" office:value-type="float" office:value="0.453153893518325" calcext:value-type="float">
            <text:p>0.453153893518325</text:p>
          </table:table-cell>
          <table:table-cell table:number-columns-repeated="12"/>
        </table:table-row>
        <table:table-row table:style-name="ro1">
          <table:table-cell/>
          <table:table-cell table:formula="of:=[.B18]+5" office:value-type="float" office:value="-20" calcext:value-type="float">
            <text:p>-20</text:p>
          </table:table-cell>
          <table:table-cell table:formula="of:=SIN(RADIANS([.B19]))" office:value-type="float" office:value="-0.342020143325669" calcext:value-type="float">
            <text:p>-0.342020143325669</text:p>
          </table:table-cell>
          <table:table-cell table:formula="of:=COS(RADIANS([.B19]))/2" office:value-type="float" office:value="0.469846310392954" calcext:value-type="float">
            <text:p>0.469846310392954</text:p>
          </table:table-cell>
          <table:table-cell table:number-columns-repeated="12"/>
        </table:table-row>
        <table:table-row table:style-name="ro1">
          <table:table-cell/>
          <table:table-cell table:formula="of:=[.B19]+5" office:value-type="float" office:value="-15" calcext:value-type="float">
            <text:p>-15</text:p>
          </table:table-cell>
          <table:table-cell table:formula="of:=SIN(RADIANS([.B20]))" office:value-type="float" office:value="-0.258819045102521" calcext:value-type="float">
            <text:p>-0.258819045102521</text:p>
          </table:table-cell>
          <table:table-cell table:formula="of:=COS(RADIANS([.B20]))/2" office:value-type="float" office:value="0.482962913144534" calcext:value-type="float">
            <text:p>0.482962913144534</text:p>
          </table:table-cell>
          <table:table-cell table:number-columns-repeated="12"/>
        </table:table-row>
        <table:table-row table:style-name="ro1">
          <table:table-cell/>
          <table:table-cell table:formula="of:=[.B20]+5" office:value-type="float" office:value="-10" calcext:value-type="float">
            <text:p>-10</text:p>
          </table:table-cell>
          <table:table-cell table:formula="of:=SIN(RADIANS([.B21]))" office:value-type="float" office:value="-0.17364817766693" calcext:value-type="float">
            <text:p>-0.17364817766693</text:p>
          </table:table-cell>
          <table:table-cell table:formula="of:=COS(RADIANS([.B21]))/2" office:value-type="float" office:value="0.492403876506104" calcext:value-type="float">
            <text:p>0.492403876506104</text:p>
          </table:table-cell>
          <table:table-cell table:number-columns-repeated="12"/>
        </table:table-row>
        <table:table-row table:style-name="ro1">
          <table:table-cell/>
          <table:table-cell table:formula="of:=[.B21]+5" office:value-type="float" office:value="-5" calcext:value-type="float">
            <text:p>-5</text:p>
          </table:table-cell>
          <table:table-cell table:formula="of:=SIN(RADIANS([.B22]))" office:value-type="float" office:value="-0.0871557427476582" calcext:value-type="float">
            <text:p>-0.087155742747658</text:p>
          </table:table-cell>
          <table:table-cell table:formula="of:=COS(RADIANS([.B22]))/2" office:value-type="float" office:value="0.498097349045873" calcext:value-type="float">
            <text:p>0.498097349045873</text:p>
          </table:table-cell>
          <table:table-cell table:number-columns-repeated="12"/>
        </table:table-row>
        <table:table-row table:style-name="ro1">
          <table:table-cell/>
          <table:table-cell table:formula="of:=[.B22]+5" office:value-type="float" office:value="0" calcext:value-type="float">
            <text:p>0</text:p>
          </table:table-cell>
          <table:table-cell table:formula="of:=SIN(RADIANS([.B23]))" office:value-type="float" office:value="0" calcext:value-type="float">
            <text:p>0</text:p>
          </table:table-cell>
          <table:table-cell table:formula="of:=COS(RADIANS([.B23]))/2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table:formula="of:=[.B23]+5" office:value-type="float" office:value="5" calcext:value-type="float">
            <text:p>5</text:p>
          </table:table-cell>
          <table:table-cell table:formula="of:=SIN(RADIANS([.B24]))" office:value-type="float" office:value="0.0871557427476582" calcext:value-type="float">
            <text:p>0.087155742747658</text:p>
          </table:table-cell>
          <table:table-cell table:formula="of:=COS(RADIANS([.B24]))/2" office:value-type="float" office:value="0.498097349045873" calcext:value-type="float">
            <text:p>0.498097349045873</text:p>
          </table:table-cell>
          <table:table-cell table:number-columns-repeated="12"/>
        </table:table-row>
        <table:table-row table:style-name="ro1">
          <table:table-cell/>
          <table:table-cell table:formula="of:=[.B24]+5" office:value-type="float" office:value="10" calcext:value-type="float">
            <text:p>10</text:p>
          </table:table-cell>
          <table:table-cell table:formula="of:=SIN(RADIANS([.B25]))" office:value-type="float" office:value="0.17364817766693" calcext:value-type="float">
            <text:p>0.17364817766693</text:p>
          </table:table-cell>
          <table:table-cell table:formula="of:=COS(RADIANS([.B25]))/2" office:value-type="float" office:value="0.492403876506104" calcext:value-type="float">
            <text:p>0.492403876506104</text:p>
          </table:table-cell>
          <table:table-cell table:number-columns-repeated="12"/>
        </table:table-row>
        <table:table-row table:style-name="ro1">
          <table:table-cell/>
          <table:table-cell table:formula="of:=[.B25]+5" office:value-type="float" office:value="15" calcext:value-type="float">
            <text:p>15</text:p>
          </table:table-cell>
          <table:table-cell table:formula="of:=SIN(RADIANS([.B26]))" office:value-type="float" office:value="0.258819045102521" calcext:value-type="float">
            <text:p>0.258819045102521</text:p>
          </table:table-cell>
          <table:table-cell table:formula="of:=COS(RADIANS([.B26]))/2" office:value-type="float" office:value="0.482962913144534" calcext:value-type="float">
            <text:p>0.482962913144534</text:p>
          </table:table-cell>
          <table:table-cell table:number-columns-repeated="12"/>
        </table:table-row>
        <table:table-row table:style-name="ro1">
          <table:table-cell/>
          <table:table-cell table:formula="of:=[.B26]+5" office:value-type="float" office:value="20" calcext:value-type="float">
            <text:p>20</text:p>
          </table:table-cell>
          <table:table-cell table:formula="of:=SIN(RADIANS([.B27]))" office:value-type="float" office:value="0.342020143325669" calcext:value-type="float">
            <text:p>0.342020143325669</text:p>
          </table:table-cell>
          <table:table-cell table:formula="of:=COS(RADIANS([.B27]))/2" office:value-type="float" office:value="0.469846310392954" calcext:value-type="float">
            <text:p>0.469846310392954</text:p>
          </table:table-cell>
          <table:table-cell table:number-columns-repeated="12"/>
        </table:table-row>
        <table:table-row table:style-name="ro1">
          <table:table-cell/>
          <table:table-cell table:formula="of:=[.B27]+5" office:value-type="float" office:value="25" calcext:value-type="float">
            <text:p>25</text:p>
          </table:table-cell>
          <table:table-cell table:formula="of:=SIN(RADIANS([.B28]))" office:value-type="float" office:value="0.422618261740699" calcext:value-type="float">
            <text:p>0.422618261740699</text:p>
          </table:table-cell>
          <table:table-cell table:formula="of:=COS(RADIANS([.B28]))/2" office:value-type="float" office:value="0.453153893518325" calcext:value-type="float">
            <text:p>0.453153893518325</text:p>
          </table:table-cell>
          <table:table-cell table:number-columns-repeated="12"/>
        </table:table-row>
        <table:table-row table:style-name="ro1">
          <table:table-cell/>
          <table:table-cell table:formula="of:=[.B28]+5" office:value-type="float" office:value="30" calcext:value-type="float">
            <text:p>30</text:p>
          </table:table-cell>
          <table:table-cell table:formula="of:=SIN(RADIANS([.B29]))" office:value-type="float" office:value="0.5" calcext:value-type="float">
            <text:p>0.5</text:p>
          </table:table-cell>
          <table:table-cell table:formula="of:=COS(RADIANS([.B29]))/2" office:value-type="float" office:value="0.433012701892219" calcext:value-type="float">
            <text:p>0.433012701892219</text:p>
          </table:table-cell>
          <table:table-cell table:number-columns-repeated="12"/>
        </table:table-row>
        <table:table-row table:style-name="ro1">
          <table:table-cell/>
          <table:table-cell table:formula="of:=[.B29]+5" office:value-type="float" office:value="35" calcext:value-type="float">
            <text:p>35</text:p>
          </table:table-cell>
          <table:table-cell table:formula="of:=SIN(RADIANS([.B30]))" office:value-type="float" office:value="0.573576436351046" calcext:value-type="float">
            <text:p>0.573576436351046</text:p>
          </table:table-cell>
          <table:table-cell table:formula="of:=COS(RADIANS([.B30]))/2" office:value-type="float" office:value="0.409576022144496" calcext:value-type="float">
            <text:p>0.409576022144496</text:p>
          </table:table-cell>
          <table:table-cell table:number-columns-repeated="12"/>
        </table:table-row>
        <table:table-row table:style-name="ro1">
          <table:table-cell/>
          <table:table-cell table:formula="of:=[.B30]+5" office:value-type="float" office:value="40" calcext:value-type="float">
            <text:p>40</text:p>
          </table:table-cell>
          <table:table-cell table:formula="of:=SIN(RADIANS([.B31]))" office:value-type="float" office:value="0.642787609686539" calcext:value-type="float">
            <text:p>0.642787609686539</text:p>
          </table:table-cell>
          <table:table-cell table:formula="of:=COS(RADIANS([.B31]))/2" office:value-type="float" office:value="0.383022221559489" calcext:value-type="float">
            <text:p>0.383022221559489</text:p>
          </table:table-cell>
          <table:table-cell table:number-columns-repeated="12"/>
        </table:table-row>
        <table:table-row table:style-name="ro1">
          <table:table-cell/>
          <table:table-cell table:formula="of:=[.B31]+5" office:value-type="float" office:value="45" calcext:value-type="float">
            <text:p>45</text:p>
          </table:table-cell>
          <table:table-cell table:formula="of:=SIN(RADIANS([.B32]))" office:value-type="float" office:value="0.707106781186547" calcext:value-type="float">
            <text:p>0.707106781186547</text:p>
          </table:table-cell>
          <table:table-cell table:formula="of:=COS(RADIANS([.B32]))/2" office:value-type="float" office:value="0.353553390593274" calcext:value-type="float">
            <text:p>0.353553390593274</text:p>
          </table:table-cell>
          <table:table-cell table:number-columns-repeated="12"/>
        </table:table-row>
        <table:table-row table:style-name="ro1">
          <table:table-cell/>
          <table:table-cell table:formula="of:=[.B32]+5" office:value-type="float" office:value="50" calcext:value-type="float">
            <text:p>50</text:p>
          </table:table-cell>
          <table:table-cell table:formula="of:=SIN(RADIANS([.B33]))" office:value-type="float" office:value="0.766044443118978" calcext:value-type="float">
            <text:p>0.766044443118978</text:p>
          </table:table-cell>
          <table:table-cell table:formula="of:=COS(RADIANS([.B33]))/2" office:value-type="float" office:value="0.32139380484327" calcext:value-type="float">
            <text:p>0.32139380484327</text:p>
          </table:table-cell>
          <table:table-cell table:number-columns-repeated="12"/>
        </table:table-row>
        <table:table-row table:style-name="ro1">
          <table:table-cell/>
          <table:table-cell table:formula="of:=[.B33]+5" office:value-type="float" office:value="55" calcext:value-type="float">
            <text:p>55</text:p>
          </table:table-cell>
          <table:table-cell table:formula="of:=SIN(RADIANS([.B34]))" office:value-type="float" office:value="0.819152044288992" calcext:value-type="float">
            <text:p>0.819152044288992</text:p>
          </table:table-cell>
          <table:table-cell table:formula="of:=COS(RADIANS([.B34]))/2" office:value-type="float" office:value="0.286788218175523" calcext:value-type="float">
            <text:p>0.286788218175523</text:p>
          </table:table-cell>
          <table:table-cell table:number-columns-repeated="12"/>
        </table:table-row>
        <table:table-row table:style-name="ro1">
          <table:table-cell/>
          <table:table-cell table:formula="of:=[.B34]+5" office:value-type="float" office:value="60" calcext:value-type="float">
            <text:p>60</text:p>
          </table:table-cell>
          <table:table-cell table:formula="of:=SIN(RADIANS([.B35]))" office:value-type="float" office:value="0.866025403784439" calcext:value-type="float">
            <text:p>0.866025403784439</text:p>
          </table:table-cell>
          <table:table-cell table:formula="of:=COS(RADIANS([.B35]))/2"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/>
          <table:table-cell table:formula="of:=[.B35]+5" office:value-type="float" office:value="65" calcext:value-type="float">
            <text:p>65</text:p>
          </table:table-cell>
          <table:table-cell table:formula="of:=SIN(RADIANS([.B36]))" office:value-type="float" office:value="0.90630778703665" calcext:value-type="float">
            <text:p>0.90630778703665</text:p>
          </table:table-cell>
          <table:table-cell table:formula="of:=COS(RADIANS([.B36]))/2" office:value-type="float" office:value="0.21130913087035" calcext:value-type="float">
            <text:p>0.21130913087035</text:p>
          </table:table-cell>
          <table:table-cell table:number-columns-repeated="12"/>
        </table:table-row>
        <table:table-row table:style-name="ro1">
          <table:table-cell/>
          <table:table-cell table:formula="of:=[.B36]+5" office:value-type="float" office:value="70" calcext:value-type="float">
            <text:p>70</text:p>
          </table:table-cell>
          <table:table-cell table:formula="of:=SIN(RADIANS([.B37]))" office:value-type="float" office:value="0.939692620785908" calcext:value-type="float">
            <text:p>0.939692620785908</text:p>
          </table:table-cell>
          <table:table-cell table:formula="of:=COS(RADIANS([.B37]))/2" office:value-type="float" office:value="0.171010071662834" calcext:value-type="float">
            <text:p>0.171010071662834</text:p>
          </table:table-cell>
          <table:table-cell table:number-columns-repeated="12"/>
        </table:table-row>
        <table:table-row table:style-name="ro1">
          <table:table-cell/>
          <table:table-cell table:formula="of:=[.B37]+5" office:value-type="float" office:value="75" calcext:value-type="float">
            <text:p>75</text:p>
          </table:table-cell>
          <table:table-cell table:formula="of:=SIN(RADIANS([.B38]))" office:value-type="float" office:value="0.965925826289068" calcext:value-type="float">
            <text:p>0.965925826289068</text:p>
          </table:table-cell>
          <table:table-cell table:formula="of:=COS(RADIANS([.B38]))/2" office:value-type="float" office:value="0.12940952255126" calcext:value-type="float">
            <text:p>0.12940952255126</text:p>
          </table:table-cell>
          <table:table-cell table:number-columns-repeated="12"/>
        </table:table-row>
        <table:table-row table:style-name="ro1">
          <table:table-cell/>
          <table:table-cell table:formula="of:=[.B38]+5" office:value-type="float" office:value="80" calcext:value-type="float">
            <text:p>80</text:p>
          </table:table-cell>
          <table:table-cell table:formula="of:=SIN(RADIANS([.B39]))" office:value-type="float" office:value="0.984807753012208" calcext:value-type="float">
            <text:p>0.984807753012208</text:p>
          </table:table-cell>
          <table:table-cell table:formula="of:=COS(RADIANS([.B39]))/2" office:value-type="float" office:value="0.0868240888334652" calcext:value-type="float">
            <text:p>0.086824088833465</text:p>
          </table:table-cell>
          <table:table-cell table:number-columns-repeated="12"/>
        </table:table-row>
        <table:table-row table:style-name="ro1">
          <table:table-cell/>
          <table:table-cell table:formula="of:=[.B39]+5" office:value-type="float" office:value="85" calcext:value-type="float">
            <text:p>85</text:p>
          </table:table-cell>
          <table:table-cell table:formula="of:=SIN(RADIANS([.B40]))" office:value-type="float" office:value="0.996194698091746" calcext:value-type="float">
            <text:p>0.996194698091746</text:p>
          </table:table-cell>
          <table:table-cell table:formula="of:=COS(RADIANS([.B40]))/2" office:value-type="float" office:value="0.0435778713738291" calcext:value-type="float">
            <text:p>0.043577871373829</text:p>
          </table:table-cell>
          <table:table-cell table:number-columns-repeated="12"/>
        </table:table-row>
        <table:table-row table:style-name="ro1">
          <table:table-cell/>
          <table:table-cell table:formula="of:=[.B40]+5" office:value-type="float" office:value="90" calcext:value-type="float">
            <text:p>90</text:p>
          </table:table-cell>
          <table:table-cell table:formula="of:=SIN(RADIANS([.B41]))" office:value-type="float" office:value="1" calcext:value-type="float">
            <text:p>1</text:p>
          </table:table-cell>
          <table:table-cell table:formula="of:=COS(RADIANS([.B41]))/2" office:value-type="float" office:value="3.06161699786838E-017" calcext:value-type="float">
            <text:p>3.06161699786838E-1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9:10:03.562930495</meta:creation-date>
    <dc:date>2019-09-12T09:51:12.045796450</dc:date>
    <meta:editing-duration>PT9M7S</meta:editing-duration>
    <meta:editing-cycles>2</meta:editing-cycles>
    <meta:generator>LibreOffice/6.0.7.3$Linux_X86_64 LibreOffice_project/00m0$Build-3</meta:generator>
    <meta:print-date>2019-09-12T09:50:47.599642793</meta:print-date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-1.5" chart:maximum="1.5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2cm" svg:height="13.229cm" xlink:href=".." xlink:type="simple" chart:class="chart:scatter" chart:style-name="ch1">
        <chart:title svg:x="10.638cm" svg:y="0.4cm" chart:style-name="ch2">
          <text:p>x = sin(a), y = cos(a)/2</text:p>
        </chart:title>
        <chart:subtitle svg:x="11.405cm" svg:y="1.443cm" chart:style-name="ch3">
          <text:p>10, 20, 40, 60 deg</text:p>
        </chart:subtitle>
        <chart:plot-area chart:style-name="ch4" table:cell-range-address="Sheet1.C5:Sheet1.D41 Sheet1.H2:Sheet1.H3 Sheet1.L2:Sheet1.L3 Sheet1.P2:Sheet1.P3 Sheet1.D2:Sheet1.D3" svg:x="0.552cm" svg:y="3.645cm" svg:width="24.638cm" svg:height="8.348cm">
          <chartooo:coordinate-region svg:x="0.843cm" svg:y="3.844cm" svg:width="24.107cm" svg:height="7.502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D5:Sheet1.D41" chart:class="chart:scatter">
            <chart:domain table:cell-range-address="Sheet1.C5:Sheet1.C41"/>
            <chart:data-point chart:repeated="37"/>
          </chart:series>
          <chart:series chart:style-name="ch9" chart:values-cell-range-address="Sheet1.H2:Sheet1.H3" chart:class="chart:scatter">
            <chart:domain table:cell-range-address="Sheet1.G2:Sheet1.G3"/>
            <chart:data-point chart:repeated="2"/>
          </chart:series>
          <chart:series chart:style-name="ch10" chart:values-cell-range-address="Sheet1.L2:Sheet1.L3" chart:class="chart:scatter">
            <chart:domain table:cell-range-address="Sheet1.K2:Sheet1.K3"/>
            <chart:data-point chart:repeated="2"/>
          </chart:series>
          <chart:series chart:style-name="ch11" chart:values-cell-range-address="Sheet1.P2:Sheet1.P3" chart:class="chart:scatter">
            <chart:domain table:cell-range-address="Sheet1.O2:Sheet1.O3"/>
            <chart:data-point chart:repeated="2"/>
          </chart:series>
          <chart:series chart:style-name="ch12" chart:values-cell-range-address="Sheet1.D2:Sheet1.D3" chart:class="chart:scatter">
            <chart:domain table:cell-range-address="Sheet1.C2:Sheet1.C3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C5:Sheet1.C41</svg:desc>
                </draw:g>
              </table:table-cell>
              <table:table-cell office:value-type="float" office:value="3.06161699786838E-017">
                <text:p>3.06161699786838E-017</text:p>
                <draw:g>
                  <svg:desc>Sheet1.D5:Sheet1.D41</svg:desc>
                </draw:g>
              </table:table-cell>
              <table:table-cell office:value-type="float" office:value="0.342020143325669">
                <text:p>0.342020143325669</text:p>
                <draw:g>
                  <svg:desc>Sheet1.G2:Sheet1.G3</svg:desc>
                </draw:g>
              </table:table-cell>
              <table:table-cell office:value-type="float" office:value="0.469846310392954">
                <text:p>0.469846310392954</text:p>
                <draw:g>
                  <svg:desc>Sheet1.H2:Sheet1.H3</svg:desc>
                </draw:g>
              </table:table-cell>
              <table:table-cell office:value-type="float" office:value="0.642787609686539">
                <text:p>0.642787609686539</text:p>
                <draw:g>
                  <svg:desc>Sheet1.K2:Sheet1.K3</svg:desc>
                </draw:g>
              </table:table-cell>
              <table:table-cell office:value-type="float" office:value="0.383022221559489">
                <text:p>0.383022221559489</text:p>
                <draw:g>
                  <svg:desc>Sheet1.L2:Sheet1.L3</svg:desc>
                </draw:g>
              </table:table-cell>
              <table:table-cell office:value-type="float" office:value="0.866025403784439">
                <text:p>0.866025403784439</text:p>
                <draw:g>
                  <svg:desc>Sheet1.O2:Sheet1.O3</svg:desc>
                </draw:g>
              </table:table-cell>
              <table:table-cell office:value-type="float" office:value="0.25">
                <text:p>0.25</text:p>
                <draw:g>
                  <svg:desc>Sheet1.P2:Sheet1.P3</svg:desc>
                </draw:g>
              </table:table-cell>
              <table:table-cell office:value-type="float" office:value="0.17364817766693">
                <text:p>0.17364817766693</text:p>
                <draw:g>
                  <svg:desc>Sheet1.C2:Sheet1.C3</svg:desc>
                </draw:g>
              </table:table-cell>
              <table:table-cell office:value-type="float" office:value="0.492403876506104">
                <text:p>0.492403876506104</text:p>
                <draw:g>
                  <svg:desc>Sheet1.D2:Sheet1.D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0435778713738291">
                <text:p>0.0435778713738291</text:p>
              </table:table-cell>
              <table:table-cell office:value-type="float" office:value="0.376222157658236">
                <text:p>0.376222157658236</text:p>
              </table:table-cell>
              <table:table-cell office:value-type="float" office:value="0.563815572471545">
                <text:p>0.563815572471545</text:p>
              </table:table-cell>
              <table:table-cell office:value-type="float" office:value="0.707066370655193">
                <text:p>0.707066370655193</text:p>
              </table:table-cell>
              <table:table-cell office:value-type="float" office:value="0.459626665871387">
                <text:p>0.459626665871387</text:p>
              </table:table-cell>
              <table:table-cell office:value-type="float" office:value="0.952627944162882">
                <text:p>0.952627944162882</text:p>
              </table:table-cell>
              <table:table-cell office:value-type="float" office:value="0.3">
                <text:p>0.3</text:p>
              </table:table-cell>
              <table:table-cell office:value-type="float" office:value="0.191012995433623">
                <text:p>0.191012995433623</text:p>
              </table:table-cell>
              <table:table-cell office:value-type="float" office:value="0.590884651807325">
                <text:p>0.590884651807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0868240888334652">
                <text:p>0.0868240888334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12940952255126">
                <text:p>0.12940952255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171010071662834">
                <text:p>0.17101007166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1130913087035">
                <text:p>0.2113091308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0.286788218175523">
                <text:p>0.286788218175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32139380484327">
                <text:p>0.32139380484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0.353553390593274">
                <text:p>0.353553390593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0.383022221559489">
                <text:p>0.383022221559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0.409576022144496">
                <text:p>0.4095760221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">
                <text:p>-0.5</text:p>
              </table:table-cell>
              <table:table-cell office:value-type="float" office:value="0.433012701892219">
                <text:p>0.43301270189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0.453153893518325">
                <text:p>0.45315389351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0.469846310392954">
                <text:p>0.46984631039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0.482962913144534">
                <text:p>0.48296291314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0.492403876506104">
                <text:p>0.49240387650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492403876506104">
                <text:p>0.49240387650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482962913144534">
                <text:p>0.48296291314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469846310392954">
                <text:p>0.46984631039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453153893518325">
                <text:p>0.45315389351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  <table:table-cell office:value-type="float" office:value="0.433012701892219">
                <text:p>0.43301270189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409576022144496">
                <text:p>0.4095760221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383022221559489">
                <text:p>0.383022221559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353553390593274">
                <text:p>0.353553390593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32139380484327">
                <text:p>0.32139380484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86788218175523">
                <text:p>0.286788218175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0.21130913087035">
                <text:p>0.2113091308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171010071662834">
                <text:p>0.17101007166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12940952255126">
                <text:p>0.12940952255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0868240888334652">
                <text:p>0.0868240888334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0.0435778713738291">
                <text:p>0.0435778713738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3.06161699786838E-017">
                <text:p>3.06161699786838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